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1f903" officeooo:paragraph-rsid="0001f903"/>
    </style:style>
    <style:style style:name="P2" style:family="paragraph" style:parent-style-name="Text_20_body">
      <style:paragraph-properties fo:text-align="center" style:justify-single-word="false"/>
      <style:text-properties officeooo:rsid="0001f903" officeooo:paragraph-rsid="0001f903"/>
    </style:style>
    <style:style style:name="P3" style:family="paragraph" style:parent-style-name="Text_20_body">
      <style:paragraph-properties fo:text-align="justify" style:justify-single-word="false"/>
      <style:text-properties officeooo:rsid="0001f903" officeooo:paragraph-rsid="0001f903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1f903" officeooo:paragraph-rsid="0001f903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01f903" officeooo:paragraph-rsid="0003cbce"/>
    </style:style>
    <style:style style:name="P6" style:family="paragraph" style:parent-style-name="Text_20_body">
      <style:paragraph-properties fo:text-align="justify" style:justify-single-word="false"/>
      <style:text-properties officeooo:rsid="0001f903" officeooo:paragraph-rsid="0002197a"/>
    </style:style>
    <style:style style:name="P7" style:family="paragraph" style:parent-style-name="Text_20_body">
      <style:paragraph-properties fo:text-align="justify" style:justify-single-word="false"/>
      <style:text-properties officeooo:rsid="0001f903" officeooo:paragraph-rsid="0003cbce"/>
    </style:style>
    <style:style style:name="P8" style:family="paragraph" style:parent-style-name="Text_20_body">
      <style:paragraph-properties fo:text-align="justify" style:justify-single-word="false"/>
      <style:text-properties officeooo:rsid="0001f903" officeooo:paragraph-rsid="00091f01"/>
    </style:style>
    <style:style style:name="P9" style:family="paragraph" style:parent-style-name="Subtitle">
      <style:text-properties officeooo:rsid="0001f903" officeooo:paragraph-rsid="0001f9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b334" style:font-style-asian="italic" style:font-style-complex="italic"/>
    </style:style>
    <style:style style:name="T3" style:family="text">
      <style:text-properties fo:font-style="italic" officeooo:rsid="0005afba" style:font-style-asian="italic" style:font-style-complex="italic"/>
    </style:style>
    <style:style style:name="T4" style:family="text">
      <style:text-properties fo:font-style="italic" officeooo:rsid="00078405" style:font-style-asian="italic" style:font-style-complex="italic"/>
    </style:style>
    <style:style style:name="T5" style:family="text">
      <style:text-properties fo:font-style="italic" officeooo:rsid="00091f01" style:font-style-asian="italic" style:font-style-complex="italic"/>
    </style:style>
    <style:style style:name="T6" style:family="text">
      <style:text-properties fo:font-style="italic" officeooo:rsid="0009c140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2197a" style:font-style-asian="normal" style:font-style-complex="normal"/>
    </style:style>
    <style:style style:name="T10" style:family="text">
      <style:text-properties fo:font-style="normal" officeooo:rsid="0003cbce" style:font-style-asian="normal" style:font-style-complex="normal"/>
    </style:style>
    <style:style style:name="T11" style:family="text">
      <style:text-properties fo:font-style="normal" officeooo:rsid="0004b334" style:font-style-asian="normal" style:font-style-complex="normal"/>
    </style:style>
    <style:style style:name="T12" style:family="text">
      <style:text-properties fo:font-style="normal" officeooo:rsid="0005afba" style:font-style-asian="normal" style:font-style-complex="normal"/>
    </style:style>
    <style:style style:name="T13" style:family="text">
      <style:text-properties fo:font-style="normal" officeooo:rsid="00078405" style:font-style-asian="normal" style:font-style-complex="normal"/>
    </style:style>
    <style:style style:name="T14" style:family="text">
      <style:text-properties fo:font-style="normal" officeooo:rsid="0008e76e" style:font-style-asian="normal" style:font-style-complex="normal"/>
    </style:style>
    <style:style style:name="T15" style:family="text">
      <style:text-properties fo:font-style="normal" officeooo:rsid="00091f01" style:font-style-asian="normal" style:font-style-complex="normal"/>
    </style:style>
    <style:style style:name="T16" style:family="text">
      <style:text-properties fo:font-style="normal" officeooo:rsid="0009c140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02197a" style:font-style-asian="normal" style:font-weight-asian="bold" style:font-style-complex="normal" style:font-weight-complex="bold"/>
    </style:style>
    <style:style style:name="T19" style:family="text">
      <style:text-properties officeooo:rsid="0002197a"/>
    </style:style>
    <style:style style:name="T20" style:family="text">
      <style:text-properties officeooo:rsid="0004b3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latório Trabalho 4</text:p>
      <text:p text:style-name="P9">PUC-Rio Sistemas Distribuídos 2018.1</text:p>
      <text:p text:style-name="P1"/>
      <text:p text:style-name="P2">Renan Almeida (1812805) e Matheus Ambrozio (1812794) </text:p>
      <text:p text:style-name="P1"/>
      <text:p text:style-name="P3"><text:tab/>O jogo desenvolvido é um <text:span text:style-name="T1">top-down multiplayer shooter</text:span>. Cada jogador controla um avatar na forma de um quadrado. Cada avatar possui um círculo colorido indicando a direção para onde o jogador está mirado. Um jogador controla seu avatar com as teclas WASD do teclado, podendo atirar ao pressionar a barra de espaço. O objetivo do jogo é eliminar um outro jogador. O primeiro jogador a eliminar outro jogador ganha. Cada jogador possui 10 vidas e 100 munições. A qualquer momento um jogador pode pressionar ESC para sair do jogo.</text:p>
      <text:p text:style-name="P6"><text:tab/><text:span text:style-name="T20">O código contém duas classes, </text:span><text:span text:style-name="T2">Player</text:span><text:span text:style-name="T20"> e </text:span><text:span text:style-name="T2">Projectile</text:span><text:span text:style-name="T20">, que sabem como se desenhar no canvas e atualizar seu estado dados os comandos do jogador. O arquivo </text:span><text:span text:style-name="T2">main.lua</text:span><text:span text:style-name="T20"> gerencia todos os outros aspectos do jogo. Os arquivos </text:span><text:span text:style-name="T2">mqtt_library.lua</text:span><text:span text:style-name="T11"> </text:span><text:span text:style-name="T20">e </text:span><text:span text:style-name="T2">utility.lua</text:span><text:span text:style-name="T11"> são </text:span><text:span text:style-name="T16">parte da </text:span><text:span text:style-name="T6">lib</text:span><text:span text:style-name="T16"> para Lua do </text:span><text:span text:style-name="T11">Mosquitto</text:span><text:span text:style-name="T20">. </text:span><text:span text:style-name="T9">As mensagens trocadas nos canais do MQTT são dados serializados de jogadores. </text:span>Os canais de comunicação definidos são:</text:p>
      <text:list xml:id="list3695139696610733382" text:style-name="L1">
        <text:list-item>
          <text:p text:style-name="P4"><text:span text:style-name="T7">trabalho4/sd/keypressed:</text:span> <text:span text:style-name="T19">P</text:span>ara quando um jogador efetua uma ação. A alteração de estado é feita dentro de cada objeto da classe <text:span text:style-name="T1">Player</text:span><text:span text:style-name="T8">. </text:span><text:span text:style-name="T11">O</text:span><text:span text:style-name="T8"> jogo possui uma tabela com todos os </text:span><text:span text:style-name="T1">players</text:span><text:span text:style-name="T8"> instanciados.</text:span></text:p>
        </text:list-item>
        <text:list-item>
          <text:p text:style-name="P4"><text:span text:style-name="T17">trabalho4/sd/keyreleased</text:span><text:span text:style-name="T8">: para quando o jogador libera uma tecla. Similar ao canal </text:span><text:span text:style-name="T1">keypressed</text:span><text:span text:style-name="T8">.</text:span></text:p>
        </text:list-item>
        <text:list-item>
          <text:p text:style-name="P4"><text:span text:style-name="T17">trabalho4/sd/joined</text:span><text:span text:style-name="T8">: para quando </text:span><text:span text:style-name="T9">novos jogadores entram no jogo. Os jogadores trocam informações entre si sobre seu estado atual.</text:span></text:p>
        </text:list-item>
        <text:list-item>
          <text:p text:style-name="P5"><text:span text:style-name="T18">trabalho4/sd/unjoined</text:span><text:span text:style-name="T9">: para quando um jogador deixa o jogo </text:span><text:span text:style-name="T10">(s</text:span><text:span text:style-name="T9">eu avatar </text:span><text:span text:style-name="T10">deixa de existir).</text:span></text:p>
        </text:list-item>
      </text:list>
      <text:p text:style-name="P7"><text:span text:style-name="T10"/></text:p>
      <text:p text:style-name="P7"><text:span text:style-name="T10"><text:tab/></text:span><text:span text:style-name="T12">Para iniciar o jogo a partir da linha de comando o jogador deve executar “</text:span><text:span text:style-name="T3">love . username host port”</text:span><text:span text:style-name="T12">. </text:span><text:span text:style-name="T3">Username</text:span><text:span text:style-name="T12"> é o nome do jogador e </text:span><text:span text:style-name="T3">host</text:span><text:span text:style-name="T12"> e </text:span><text:span text:style-name="T3">port</text:span><text:span text:style-name="T12"> indicam o endereço do servidor Mosquitto.</text:span></text:p>
      <text:p text:style-name="P8"><text:span text:style-name="T10"><text:tab/></text:span><text:span text:style-name="T13">Para testar a escalabilidade do MQTT, criamos um script em que um programa (o </text:span><text:span text:style-name="T4">receiver</text:span><text:span text:style-name="T13">), recebia mensagens de 100 outros (</text:span><text:span text:style-name="T4">senders</text:span><text:span text:style-name="T13">) paralelamente. Cada </text:span><text:span text:style-name="T4">sender</text:span><text:span text:style-name="T13"> enviava 100 mensagens antes de terminar. </text:span><text:span text:style-name="T14">O teste executava numa média de tempo de 10 segundos (1000 mensagens por segundo). </text:span><text:span text:style-name="T16">Buscamos simular um ambiente onde muitos jogadores conversam com uma espécie de servidor e percebemos que a latência pode se tornar um problema dependendo das exigências do jogo. </text:span><text:span text:style-name="T14">Alterando um pouco os parâmetros e mandando mais mensagens, não conseguimos fazer com que uma mensagem se perdesse.</text:span></text:p>
      <text:p text:style-name="P8"><text:span text:style-name="T14"><text:tab/></text:span><text:span text:style-name="T15">Os arquivos do jogo encontram-se na pasta </text:span><text:span text:style-name="T5">game</text:span><text:span text:style-name="T15">. O script de teste e o código do </text:span><text:span text:style-name="T5">sender</text:span><text:span text:style-name="T15"> e do </text:span><text:span text:style-name="T5">receiver</text:span><text:span text:style-name="T15"> encontram-se na pasta </text:span><text:span text:style-name="T5">tests</text:span><text:span text:style-name="T15">.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21:08:32.498520193</meta:creation-date>
    <dc:date>2018-07-09T22:40:48.329033724</dc:date>
    <meta:editing-duration>PT31M39S</meta:editing-duration>
    <meta:editing-cycles>7</meta:editing-cycles>
    <meta:generator>LibreOffice/5.1.5.2$MacOSX_X86_64 LibreOffice_project/7a864d8825610a8c07cfc3bc01dd4fce6a9447e5</meta:generator>
    <meta:document-statistic meta:table-count="0" meta:image-count="0" meta:object-count="0" meta:page-count="1" meta:paragraph-count="12" meta:word-count="395" meta:character-count="2445" meta:non-whitespace-character-count="2059"/>
  </office:meta>
</office:document-meta>
</file>